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EntryParserImpl.parseFileList( InputStream list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EntryParserImpl.preParse( List origin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FileEntryParserImpl.parseFileList( InputStream lis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EntryParserImpl.readNextEntry( Buffered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EntryParserImpl.FTPFileEntryPars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